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</office:automatic-styles>
  <office:body>
    <office:text text:use-soft-page-breaks="true">
      <text:p text:style-name="P1">sample 1</text:p>
      <text:p text:style-name="P2"/>
      <text:p text:style-name="P3">more data here..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brina mahjabin</dc:creator>
    <meta:creation-date>2020-10-20T15:30:00Z</meta:creation-date>
    <dc:date>2020-10-20T15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27" meta:row-count="1" meta:non-whitespace-character-count="24"/>
  </office:meta>
</office:document-meta>
</file>